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92475940507437" calcext:value-type="float">
            <text:p>-0.0192475940507437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83727034120735" calcext:value-type="float">
            <text:p>-0.0183727034120735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74978127734033" calcext:value-type="float">
            <text:p>-0.0174978127734033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66229221347332" calcext:value-type="float">
            <text:p>-0.0166229221347332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446194225721785" calcext:value-type="float">
            <text:p>0.0446194225721785</text:p>
          </table:table-cell>
        </table:table-row>
        <table:table-row table:style-name="ro1">
          <table:table-cell office:value-type="float" office:value="0.0507436570428696" calcext:value-type="float">
            <text:p>0.0507436570428696</text:p>
          </table:table-cell>
        </table:table-row>
        <table:table-row table:style-name="ro1">
          <table:table-cell office:value-type="float" office:value="0.0586176727909011" calcext:value-type="float">
            <text:p>0.0586176727909011</text:p>
          </table:table-cell>
        </table:table-row>
        <table:table-row table:style-name="ro1">
          <table:table-cell office:value-type="float" office:value="0.0664916885389326" calcext:value-type="float">
            <text:p>0.0664916885389326</text:p>
          </table:table-cell>
        </table:table-row>
        <table:table-row table:style-name="ro1">
          <table:table-cell office:value-type="float" office:value="0.0752405949256343" calcext:value-type="float">
            <text:p>0.0752405949256343</text:p>
          </table:table-cell>
        </table:table-row>
        <table:table-row table:style-name="ro1">
          <table:table-cell office:value-type="float" office:value="0.0848643919510061" calcext:value-type="float">
            <text:p>0.0848643919510061</text:p>
          </table:table-cell>
        </table:table-row>
        <table:table-row table:style-name="ro1">
          <table:table-cell office:value-type="float" office:value="0.0962379702537183" calcext:value-type="float">
            <text:p>0.0962379702537183</text:p>
          </table:table-cell>
        </table:table-row>
        <table:table-row table:style-name="ro1">
          <table:table-cell office:value-type="float" office:value="0.109361329833771" calcext:value-type="float">
            <text:p>0.109361329833771</text:p>
          </table:table-cell>
        </table:table-row>
        <table:table-row table:style-name="ro1">
          <table:table-cell office:value-type="float" office:value="0.123359580052493" calcext:value-type="float">
            <text:p>0.123359580052493</text:p>
          </table:table-cell>
        </table:table-row>
        <table:table-row table:style-name="ro1">
          <table:table-cell office:value-type="float" office:value="0.139107611548556" calcext:value-type="float">
            <text:p>0.139107611548556</text:p>
          </table:table-cell>
        </table:table-row>
        <table:table-row table:style-name="ro1">
          <table:table-cell office:value-type="float" office:value="0.15660542432196" calcext:value-type="float">
            <text:p>0.15660542432196</text:p>
          </table:table-cell>
        </table:table-row>
        <table:table-row table:style-name="ro1">
          <table:table-cell office:value-type="float" office:value="0.175853018372703" calcext:value-type="float">
            <text:p>0.175853018372703</text:p>
          </table:table-cell>
        </table:table-row>
        <table:table-row table:style-name="ro1">
          <table:table-cell office:value-type="float" office:value="0.195975503062117" calcext:value-type="float">
            <text:p>0.195975503062117</text:p>
          </table:table-cell>
        </table:table-row>
        <table:table-row table:style-name="ro1">
          <table:table-cell office:value-type="float" office:value="0.218722659667542" calcext:value-type="float">
            <text:p>0.218722659667542</text:p>
          </table:table-cell>
        </table:table-row>
        <table:table-row table:style-name="ro1">
          <table:table-cell office:value-type="float" office:value="0.242344706911636" calcext:value-type="float">
            <text:p>0.242344706911636</text:p>
          </table:table-cell>
        </table:table-row>
        <table:table-row table:style-name="ro1">
          <table:table-cell office:value-type="float" office:value="0.268591426071741" calcext:value-type="float">
            <text:p>0.268591426071741</text:p>
          </table:table-cell>
        </table:table-row>
        <table:table-row table:style-name="ro1">
          <table:table-cell office:value-type="float" office:value="0.297462817147857" calcext:value-type="float">
            <text:p>0.297462817147857</text:p>
          </table:table-cell>
        </table:table-row>
        <table:table-row table:style-name="ro1">
          <table:table-cell office:value-type="float" office:value="0.328083989501312" calcext:value-type="float">
            <text:p>0.328083989501312</text:p>
          </table:table-cell>
        </table:table-row>
        <table:table-row table:style-name="ro1">
          <table:table-cell office:value-type="float" office:value="0.362204724409449" calcext:value-type="float">
            <text:p>0.362204724409449</text:p>
          </table:table-cell>
        </table:table-row>
        <table:table-row table:style-name="ro1">
          <table:table-cell office:value-type="float" office:value="0.399825021872266" calcext:value-type="float">
            <text:p>0.399825021872266</text:p>
          </table:table-cell>
        </table:table-row>
        <table:table-row table:style-name="ro1">
          <table:table-cell office:value-type="float" office:value="0.439195100612424" calcext:value-type="float">
            <text:p>0.439195100612424</text:p>
          </table:table-cell>
        </table:table-row>
        <table:table-row table:style-name="ro1">
          <table:table-cell office:value-type="float" office:value="0.480314960629921" calcext:value-type="float">
            <text:p>0.480314960629921</text:p>
          </table:table-cell>
        </table:table-row>
        <table:table-row table:style-name="ro1">
          <table:table-cell office:value-type="float" office:value="0.520559930008749" calcext:value-type="float">
            <text:p>0.520559930008749</text:p>
          </table:table-cell>
        </table:table-row>
        <table:table-row table:style-name="ro1">
          <table:table-cell office:value-type="float" office:value="0.561679790026247" calcext:value-type="float">
            <text:p>0.561679790026247</text:p>
          </table:table-cell>
        </table:table-row>
        <table:table-row table:style-name="ro1">
          <table:table-cell office:value-type="float" office:value="0.601924759405074" calcext:value-type="float">
            <text:p>0.601924759405074</text:p>
          </table:table-cell>
        </table:table-row>
        <table:table-row table:style-name="ro1">
          <table:table-cell office:value-type="float" office:value="0.641294838145232" calcext:value-type="float">
            <text:p>0.641294838145232</text:p>
          </table:table-cell>
        </table:table-row>
        <table:table-row table:style-name="ro1">
          <table:table-cell office:value-type="float" office:value="0.680664916885389" calcext:value-type="float">
            <text:p>0.680664916885389</text:p>
          </table:table-cell>
        </table:table-row>
        <table:table-row table:style-name="ro1">
          <table:table-cell office:value-type="float" office:value="0.719160104986877" calcext:value-type="float">
            <text:p>0.719160104986877</text:p>
          </table:table-cell>
        </table:table-row>
        <table:table-row table:style-name="ro1">
          <table:table-cell office:value-type="float" office:value="0.755905511811024" calcext:value-type="float">
            <text:p>0.755905511811024</text:p>
          </table:table-cell>
        </table:table-row>
        <table:table-row table:style-name="ro1">
          <table:table-cell office:value-type="float" office:value="0.79090113735783" calcext:value-type="float">
            <text:p>0.79090113735783</text:p>
          </table:table-cell>
        </table:table-row>
        <table:table-row table:style-name="ro1">
          <table:table-cell office:value-type="float" office:value="0.823272090988626" calcext:value-type="float">
            <text:p>0.823272090988626</text:p>
          </table:table-cell>
        </table:table-row>
        <table:table-row table:style-name="ro1">
          <table:table-cell office:value-type="float" office:value="0.853018372703412" calcext:value-type="float">
            <text:p>0.853018372703412</text:p>
          </table:table-cell>
        </table:table-row>
        <table:table-row table:style-name="ro1">
          <table:table-cell office:value-type="float" office:value="0.877515310586177" calcext:value-type="float">
            <text:p>0.877515310586177</text:p>
          </table:table-cell>
        </table:table-row>
        <table:table-row table:style-name="ro1">
          <table:table-cell office:value-type="float" office:value="0.898512685914261" calcext:value-type="float">
            <text:p>0.898512685914261</text:p>
          </table:table-cell>
        </table:table-row>
        <table:table-row table:style-name="ro1">
          <table:table-cell office:value-type="float" office:value="0.914260717410324" calcext:value-type="float">
            <text:p>0.914260717410324</text:p>
          </table:table-cell>
        </table:table-row>
        <table:table-row table:style-name="ro1">
          <table:table-cell office:value-type="float" office:value="0.926509186351706" calcext:value-type="float">
            <text:p>0.926509186351706</text:p>
          </table:table-cell>
        </table:table-row>
        <table:table-row table:style-name="ro1">
          <table:table-cell office:value-type="float" office:value="0.934383202099738" calcext:value-type="float">
            <text:p>0.934383202099738</text:p>
          </table:table-cell>
        </table:table-row>
        <table:table-row table:style-name="ro1">
          <table:table-cell office:value-type="float" office:value="0.939632545931759" calcext:value-type="float">
            <text:p>0.939632545931759</text:p>
          </table:table-cell>
        </table:table-row>
        <table:table-row table:style-name="ro1">
          <table:table-cell office:value-type="float" office:value="0.942257217847769" calcext:value-type="float">
            <text:p>0.942257217847769</text:p>
          </table:table-cell>
        </table:table-row>
        <table:table-row table:style-name="ro1">
          <table:table-cell office:value-type="float" office:value="0.941382327209099" calcext:value-type="float">
            <text:p>0.941382327209099</text:p>
          </table:table-cell>
        </table:table-row>
        <table:table-row table:style-name="ro1">
          <table:table-cell office:value-type="float" office:value="0.938757655293088" calcext:value-type="float">
            <text:p>0.938757655293088</text:p>
          </table:table-cell>
        </table:table-row>
        <table:table-row table:style-name="ro1">
          <table:table-cell office:value-type="float" office:value="0.934383202099738" calcext:value-type="float">
            <text:p>0.934383202099738</text:p>
          </table:table-cell>
        </table:table-row>
        <table:table-row table:style-name="ro1">
          <table:table-cell office:value-type="float" office:value="0.927384076990376" calcext:value-type="float">
            <text:p>0.927384076990376</text:p>
          </table:table-cell>
        </table:table-row>
        <table:table-row table:style-name="ro1">
          <table:table-cell office:value-type="float" office:value="0.919510061242345" calcext:value-type="float">
            <text:p>0.919510061242345</text:p>
          </table:table-cell>
        </table:table-row>
        <table:table-row table:style-name="ro1">
          <table:table-cell office:value-type="float" office:value="0.909886264216973" calcext:value-type="float">
            <text:p>0.909886264216973</text:p>
          </table:table-cell>
        </table:table-row>
        <table:table-row table:style-name="ro1">
          <table:table-cell office:value-type="float" office:value="0.898512685914261" calcext:value-type="float">
            <text:p>0.898512685914261</text:p>
          </table:table-cell>
        </table:table-row>
        <table:table-row table:style-name="ro1">
          <table:table-cell office:value-type="float" office:value="0.887139107611549" calcext:value-type="float">
            <text:p>0.887139107611549</text:p>
          </table:table-cell>
        </table:table-row>
        <table:table-row table:style-name="ro1">
          <table:table-cell office:value-type="float" office:value="0.875765529308836" calcext:value-type="float">
            <text:p>0.875765529308836</text:p>
          </table:table-cell>
        </table:table-row>
        <table:table-row table:style-name="ro1">
          <table:table-cell office:value-type="float" office:value="0.862642169728784" calcext:value-type="float">
            <text:p>0.862642169728784</text:p>
          </table:table-cell>
        </table:table-row>
        <table:table-row table:style-name="ro1">
          <table:table-cell office:value-type="float" office:value="0.849518810148731" calcext:value-type="float">
            <text:p>0.849518810148731</text:p>
          </table:table-cell>
        </table:table-row>
        <table:table-row table:style-name="ro1">
          <table:table-cell office:value-type="float" office:value="0.836395450568679" calcext:value-type="float">
            <text:p>0.836395450568679</text:p>
          </table:table-cell>
        </table:table-row>
        <table:table-row table:style-name="ro1">
          <table:table-cell office:value-type="float" office:value="0.821522309711286" calcext:value-type="float">
            <text:p>0.821522309711286</text:p>
          </table:table-cell>
        </table:table-row>
        <table:table-row table:style-name="ro1">
          <table:table-cell office:value-type="float" office:value="0.806649168853893" calcext:value-type="float">
            <text:p>0.806649168853893</text:p>
          </table:table-cell>
        </table:table-row>
        <table:table-row table:style-name="ro1">
          <table:table-cell office:value-type="float" office:value="0.79090113735783" calcext:value-type="float">
            <text:p>0.79090113735783</text:p>
          </table:table-cell>
        </table:table-row>
        <table:table-row table:style-name="ro1">
          <table:table-cell office:value-type="float" office:value="0.775153105861767" calcext:value-type="float">
            <text:p>0.775153105861767</text:p>
          </table:table-cell>
        </table:table-row>
        <table:table-row table:style-name="ro1">
          <table:table-cell office:value-type="float" office:value="0.758530183727034" calcext:value-type="float">
            <text:p>0.758530183727034</text:p>
          </table:table-cell>
        </table:table-row>
        <table:table-row table:style-name="ro1">
          <table:table-cell office:value-type="float" office:value="0.741907261592301" calcext:value-type="float">
            <text:p>0.741907261592301</text:p>
          </table:table-cell>
        </table:table-row>
        <table:table-row table:style-name="ro1">
          <table:table-cell office:value-type="float" office:value="0.726159230096238" calcext:value-type="float">
            <text:p>0.726159230096238</text:p>
          </table:table-cell>
        </table:table-row>
        <table:table-row table:style-name="ro1">
          <table:table-cell office:value-type="float" office:value="0.709536307961505" calcext:value-type="float">
            <text:p>0.709536307961505</text:p>
          </table:table-cell>
        </table:table-row>
        <table:table-row table:style-name="ro1">
          <table:table-cell office:value-type="float" office:value="0.693788276465442" calcext:value-type="float">
            <text:p>0.693788276465442</text:p>
          </table:table-cell>
        </table:table-row>
        <table:table-row table:style-name="ro1">
          <table:table-cell office:value-type="float" office:value="0.678915135608049" calcext:value-type="float">
            <text:p>0.678915135608049</text:p>
          </table:table-cell>
        </table:table-row>
        <table:table-row table:style-name="ro1">
          <table:table-cell office:value-type="float" office:value="0.664041994750656" calcext:value-type="float">
            <text:p>0.664041994750656</text:p>
          </table:table-cell>
        </table:table-row>
        <table:table-row table:style-name="ro1">
          <table:table-cell office:value-type="float" office:value="0.650043744531934" calcext:value-type="float">
            <text:p>0.650043744531934</text:p>
          </table:table-cell>
        </table:table-row>
        <table:table-row table:style-name="ro1">
          <table:table-cell office:value-type="float" office:value="0.636920384951881" calcext:value-type="float">
            <text:p>0.636920384951881</text:p>
          </table:table-cell>
        </table:table-row>
        <table:table-row table:style-name="ro1">
          <table:table-cell office:value-type="float" office:value="0.623797025371829" calcext:value-type="float">
            <text:p>0.623797025371829</text:p>
          </table:table-cell>
        </table:table-row>
        <table:table-row table:style-name="ro1">
          <table:table-cell office:value-type="float" office:value="0.611548556430446" calcext:value-type="float">
            <text:p>0.611548556430446</text:p>
          </table:table-cell>
        </table:table-row>
        <table:table-row table:style-name="ro1">
          <table:table-cell office:value-type="float" office:value="0.600174978127734" calcext:value-type="float">
            <text:p>0.600174978127734</text:p>
          </table:table-cell>
        </table:table-row>
        <table:table-row table:style-name="ro1">
          <table:table-cell office:value-type="float" office:value="0.589676290463692" calcext:value-type="float">
            <text:p>0.589676290463692</text:p>
          </table:table-cell>
        </table:table-row>
        <table:table-row table:style-name="ro1">
          <table:table-cell office:value-type="float" office:value="0.58092738407699" calcext:value-type="float">
            <text:p>0.58092738407699</text:p>
          </table:table-cell>
        </table:table-row>
        <table:table-row table:style-name="ro1">
          <table:table-cell office:value-type="float" office:value="0.572178477690289" calcext:value-type="float">
            <text:p>0.572178477690289</text:p>
          </table:table-cell>
        </table:table-row>
        <table:table-row table:style-name="ro1">
          <table:table-cell office:value-type="float" office:value="0.564304461942257" calcext:value-type="float">
            <text:p>0.564304461942257</text:p>
          </table:table-cell>
        </table:table-row>
        <table:table-row table:style-name="ro1">
          <table:table-cell office:value-type="float" office:value="0.557305336832896" calcext:value-type="float">
            <text:p>0.557305336832896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46806649168854" calcext:value-type="float">
            <text:p>0.546806649168854</text:p>
          </table:table-cell>
        </table:table-row>
        <table:table-row table:style-name="ro1">
          <table:table-cell office:value-type="float" office:value="0.542432195975503" calcext:value-type="float">
            <text:p>0.542432195975503</text:p>
          </table:table-cell>
        </table:table-row>
        <table:table-row table:style-name="ro1">
          <table:table-cell office:value-type="float" office:value="0.538932633420822" calcext:value-type="float">
            <text:p>0.538932633420822</text:p>
          </table:table-cell>
        </table:table-row>
        <table:table-row table:style-name="ro1">
          <table:table-cell office:value-type="float" office:value="0.535433070866142" calcext:value-type="float">
            <text:p>0.535433070866142</text:p>
          </table:table-cell>
        </table:table-row>
        <table:table-row table:style-name="ro1">
          <table:table-cell office:value-type="float" office:value="0.533683289588801" calcext:value-type="float">
            <text:p>0.533683289588801</text:p>
          </table:table-cell>
        </table:table-row>
        <table:table-row table:style-name="ro1">
          <table:table-cell office:value-type="float" office:value="0.531933508311461" calcext:value-type="float">
            <text:p>0.531933508311461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30183727034121" calcext:value-type="float">
            <text:p>0.530183727034121</text:p>
          </table:table-cell>
        </table:table-row>
        <table:table-row table:style-name="ro1">
          <table:table-cell office:value-type="float" office:value="0.529308836395451" calcext:value-type="float">
            <text:p>0.529308836395451</text:p>
          </table:table-cell>
        </table:table-row>
        <table:table-row table:style-name="ro1">
          <table:table-cell office:value-type="float" office:value="0.52843394575678" calcext:value-type="float">
            <text:p>0.52843394575678</text:p>
          </table:table-cell>
        </table:table-row>
        <table:table-row table:style-name="ro1">
          <table:table-cell office:value-type="float" office:value="0.52580927384077" calcext:value-type="float">
            <text:p>0.52580927384077</text:p>
          </table:table-cell>
        </table:table-row>
        <table:table-row table:style-name="ro1">
          <table:table-cell office:value-type="float" office:value="0.523184601924759" calcext:value-type="float">
            <text:p>0.523184601924759</text:p>
          </table:table-cell>
        </table:table-row>
        <table:table-row table:style-name="ro1">
          <table:table-cell office:value-type="float" office:value="0.519685039370079" calcext:value-type="float">
            <text:p>0.519685039370079</text:p>
          </table:table-cell>
        </table:table-row>
        <table:table-row table:style-name="ro1">
          <table:table-cell office:value-type="float" office:value="0.515310586176728" calcext:value-type="float">
            <text:p>0.515310586176728</text:p>
          </table:table-cell>
        </table:table-row>
        <table:table-row table:style-name="ro1">
          <table:table-cell office:value-type="float" office:value="0.510061242344707" calcext:value-type="float">
            <text:p>0.510061242344707</text:p>
          </table:table-cell>
        </table:table-row>
        <table:table-row table:style-name="ro1">
          <table:table-cell office:value-type="float" office:value="0.503937007874016" calcext:value-type="float">
            <text:p>0.503937007874016</text:p>
          </table:table-cell>
        </table:table-row>
        <table:table-row table:style-name="ro1">
          <table:table-cell office:value-type="float" office:value="0.496062992125984" calcext:value-type="float">
            <text:p>0.496062992125984</text:p>
          </table:table-cell>
        </table:table-row>
        <table:table-row table:style-name="ro1">
          <table:table-cell office:value-type="float" office:value="0.488188976377953" calcext:value-type="float">
            <text:p>0.488188976377953</text:p>
          </table:table-cell>
        </table:table-row>
        <table:table-row table:style-name="ro1">
          <table:table-cell office:value-type="float" office:value="0.480314960629921" calcext:value-type="float">
            <text:p>0.480314960629921</text:p>
          </table:table-cell>
        </table:table-row>
        <table:table-row table:style-name="ro1">
          <table:table-cell office:value-type="float" office:value="0.470691163604549" calcext:value-type="float">
            <text:p>0.470691163604549</text:p>
          </table:table-cell>
        </table:table-row>
        <table:table-row table:style-name="ro1">
          <table:table-cell office:value-type="float" office:value="0.460192475940507" calcext:value-type="float">
            <text:p>0.460192475940507</text:p>
          </table:table-cell>
        </table:table-row>
        <table:table-row table:style-name="ro1">
          <table:table-cell office:value-type="float" office:value="0.449693788276465" calcext:value-type="float">
            <text:p>0.449693788276465</text:p>
          </table:table-cell>
        </table:table-row>
        <table:table-row table:style-name="ro1">
          <table:table-cell office:value-type="float" office:value="0.437445319335083" calcext:value-type="float">
            <text:p>0.437445319335083</text:p>
          </table:table-cell>
        </table:table-row>
        <table:table-row table:style-name="ro1">
          <table:table-cell office:value-type="float" office:value="0.426071741032371" calcext:value-type="float">
            <text:p>0.426071741032371</text:p>
          </table:table-cell>
        </table:table-row>
        <table:table-row table:style-name="ro1">
          <table:table-cell office:value-type="float" office:value="0.413823272090989" calcext:value-type="float">
            <text:p>0.413823272090989</text:p>
          </table:table-cell>
        </table:table-row>
        <table:table-row table:style-name="ro1">
          <table:table-cell office:value-type="float" office:value="0.400699912510936" calcext:value-type="float">
            <text:p>0.400699912510936</text:p>
          </table:table-cell>
        </table:table-row>
        <table:table-row table:style-name="ro1">
          <table:table-cell office:value-type="float" office:value="0.388451443569554" calcext:value-type="float">
            <text:p>0.388451443569554</text:p>
          </table:table-cell>
        </table:table-row>
        <table:table-row table:style-name="ro1">
          <table:table-cell office:value-type="float" office:value="0.376202974628172" calcext:value-type="float">
            <text:p>0.376202974628172</text:p>
          </table:table-cell>
        </table:table-row>
        <table:table-row table:style-name="ro1">
          <table:table-cell office:value-type="float" office:value="0.363954505686789" calcext:value-type="float">
            <text:p>0.363954505686789</text:p>
          </table:table-cell>
        </table:table-row>
        <table:table-row table:style-name="ro1">
          <table:table-cell office:value-type="float" office:value="0.352580927384077" calcext:value-type="float">
            <text:p>0.352580927384077</text:p>
          </table:table-cell>
        </table:table-row>
        <table:table-row table:style-name="ro1">
          <table:table-cell office:value-type="float" office:value="0.341207349081365" calcext:value-type="float">
            <text:p>0.341207349081365</text:p>
          </table:table-cell>
        </table:table-row>
        <table:table-row table:style-name="ro1">
          <table:table-cell office:value-type="float" office:value="0.329833770778653" calcext:value-type="float">
            <text:p>0.329833770778653</text:p>
          </table:table-cell>
        </table:table-row>
        <table:table-row table:style-name="ro1">
          <table:table-cell office:value-type="float" office:value="0.318460192475941" calcext:value-type="float">
            <text:p>0.318460192475941</text:p>
          </table:table-cell>
        </table:table-row>
        <table:table-row table:style-name="ro1">
          <table:table-cell office:value-type="float" office:value="0.307086614173228" calcext:value-type="float">
            <text:p>0.307086614173228</text:p>
          </table:table-cell>
        </table:table-row>
        <table:table-row table:style-name="ro1">
          <table:table-cell office:value-type="float" office:value="0.296587926509186" calcext:value-type="float">
            <text:p>0.296587926509186</text:p>
          </table:table-cell>
        </table:table-row>
        <table:table-row table:style-name="ro1">
          <table:table-cell office:value-type="float" office:value="0.285214348206474" calcext:value-type="float">
            <text:p>0.285214348206474</text:p>
          </table:table-cell>
        </table:table-row>
        <table:table-row table:style-name="ro1">
          <table:table-cell office:value-type="float" office:value="0.274715660542432" calcext:value-type="float">
            <text:p>0.274715660542432</text:p>
          </table:table-cell>
        </table:table-row>
        <table:table-row table:style-name="ro1">
          <table:table-cell office:value-type="float" office:value="0.26421697287839" calcext:value-type="float">
            <text:p>0.26421697287839</text:p>
          </table:table-cell>
        </table:table-row>
        <table:table-row table:style-name="ro1">
          <table:table-cell office:value-type="float" office:value="0.253718285214348" calcext:value-type="float">
            <text:p>0.253718285214348</text:p>
          </table:table-cell>
        </table:table-row>
        <table:table-row table:style-name="ro1">
          <table:table-cell office:value-type="float" office:value="0.244969378827647" calcext:value-type="float">
            <text:p>0.244969378827647</text:p>
          </table:table-cell>
        </table:table-row>
        <table:table-row table:style-name="ro1">
          <table:table-cell office:value-type="float" office:value="0.236220472440945" calcext:value-type="float">
            <text:p>0.236220472440945</text:p>
          </table:table-cell>
        </table:table-row>
        <table:table-row table:style-name="ro1">
          <table:table-cell office:value-type="float" office:value="0.228346456692913" calcext:value-type="float">
            <text:p>0.228346456692913</text:p>
          </table:table-cell>
        </table:table-row>
        <table:table-row table:style-name="ro1">
          <table:table-cell office:value-type="float" office:value="0.220472440944882" calcext:value-type="float">
            <text:p>0.220472440944882</text:p>
          </table:table-cell>
        </table:table-row>
        <table:table-row table:style-name="ro1">
          <table:table-cell office:value-type="float" office:value="0.21259842519685" calcext:value-type="float">
            <text:p>0.21259842519685</text:p>
          </table:table-cell>
        </table:table-row>
        <table:table-row table:style-name="ro1">
          <table:table-cell office:value-type="float" office:value="0.205599300087489" calcext:value-type="float">
            <text:p>0.205599300087489</text:p>
          </table:table-cell>
        </table:table-row>
        <table:table-row table:style-name="ro1">
          <table:table-cell office:value-type="float" office:value="0.198600174978128" calcext:value-type="float">
            <text:p>0.198600174978128</text:p>
          </table:table-cell>
        </table:table-row>
        <table:table-row table:style-name="ro1">
          <table:table-cell office:value-type="float" office:value="0.191601049868766" calcext:value-type="float">
            <text:p>0.191601049868766</text:p>
          </table:table-cell>
        </table:table-row>
        <table:table-row table:style-name="ro1">
          <table:table-cell office:value-type="float" office:value="0.184601924759405" calcext:value-type="float">
            <text:p>0.184601924759405</text:p>
          </table:table-cell>
        </table:table-row>
        <table:table-row table:style-name="ro1">
          <table:table-cell office:value-type="float" office:value="0.178477690288714" calcext:value-type="float">
            <text:p>0.178477690288714</text:p>
          </table:table-cell>
        </table:table-row>
        <table:table-row table:style-name="ro1">
          <table:table-cell office:value-type="float" office:value="0.172353455818023" calcext:value-type="float">
            <text:p>0.172353455818023</text:p>
          </table:table-cell>
        </table:table-row>
        <table:table-row table:style-name="ro1">
          <table:table-cell office:value-type="float" office:value="0.166229221347332" calcext:value-type="float">
            <text:p>0.166229221347332</text:p>
          </table:table-cell>
        </table:table-row>
        <table:table-row table:style-name="ro1">
          <table:table-cell office:value-type="float" office:value="0.160979877515311" calcext:value-type="float">
            <text:p>0.160979877515311</text:p>
          </table:table-cell>
        </table:table-row>
        <table:table-row table:style-name="ro1">
          <table:table-cell office:value-type="float" office:value="0.15573053368329" calcext:value-type="float">
            <text:p>0.15573053368329</text:p>
          </table:table-cell>
        </table:table-row>
        <table:table-row table:style-name="ro1">
          <table:table-cell office:value-type="float" office:value="0.151356080489939" calcext:value-type="float">
            <text:p>0.151356080489939</text:p>
          </table:table-cell>
        </table:table-row>
        <table:table-row table:style-name="ro1">
          <table:table-cell office:value-type="float" office:value="0.146981627296588" calcext:value-type="float">
            <text:p>0.146981627296588</text:p>
          </table:table-cell>
        </table:table-row>
        <table:table-row table:style-name="ro1">
          <table:table-cell office:value-type="float" office:value="0.141732283464567" calcext:value-type="float">
            <text:p>0.141732283464567</text:p>
          </table:table-cell>
        </table:table-row>
        <table:table-row table:style-name="ro1">
          <table:table-cell office:value-type="float" office:value="0.137357830271216" calcext:value-type="float">
            <text:p>0.137357830271216</text:p>
          </table:table-cell>
        </table:table-row>
        <table:table-row table:style-name="ro1">
          <table:table-cell office:value-type="float" office:value="0.132983377077865" calcext:value-type="float">
            <text:p>0.132983377077865</text:p>
          </table:table-cell>
        </table:table-row>
        <table:table-row table:style-name="ro1">
          <table:table-cell office:value-type="float" office:value="0.128608923884514" calcext:value-type="float">
            <text:p>0.128608923884514</text:p>
          </table:table-cell>
        </table:table-row>
        <table:table-row table:style-name="ro1">
          <table:table-cell office:value-type="float" office:value="0.124234470691164" calcext:value-type="float">
            <text:p>0.124234470691164</text:p>
          </table:table-cell>
        </table:table-row>
        <table:table-row table:style-name="ro1">
          <table:table-cell office:value-type="float" office:value="0.120734908136483" calcext:value-type="float">
            <text:p>0.120734908136483</text:p>
          </table:table-cell>
        </table:table-row>
        <table:table-row table:style-name="ro1">
          <table:table-cell office:value-type="float" office:value="0.116360454943132" calcext:value-type="float">
            <text:p>0.116360454943132</text:p>
          </table:table-cell>
        </table:table-row>
        <table:table-row table:style-name="ro1">
          <table:table-cell office:value-type="float" office:value="0.112860892388451" calcext:value-type="float">
            <text:p>0.112860892388451</text:p>
          </table:table-cell>
        </table:table-row>
        <table:table-row table:style-name="ro1">
          <table:table-cell office:value-type="float" office:value="0.109361329833771" calcext:value-type="float">
            <text:p>0.109361329833771</text:p>
          </table:table-cell>
        </table:table-row>
        <table:table-row table:style-name="ro1">
          <table:table-cell office:value-type="float" office:value="0.10586176727909" calcext:value-type="float">
            <text:p>0.10586176727909</text:p>
          </table:table-cell>
        </table:table-row>
        <table:table-row table:style-name="ro1">
          <table:table-cell office:value-type="float" office:value="0.102362204724409" calcext:value-type="float">
            <text:p>0.102362204724409</text:p>
          </table:table-cell>
        </table:table-row>
        <table:table-row table:style-name="ro1">
          <table:table-cell office:value-type="float" office:value="0.0979877515310586" calcext:value-type="float">
            <text:p>0.0979877515310586</text:p>
          </table:table-cell>
        </table:table-row>
        <table:table-row table:style-name="ro1">
          <table:table-cell office:value-type="float" office:value="0.0953630796150481" calcext:value-type="float">
            <text:p>0.0953630796150481</text:p>
          </table:table-cell>
        </table:table-row>
        <table:table-row table:style-name="ro1">
          <table:table-cell office:value-type="float" office:value="0.0918635170603675" calcext:value-type="float">
            <text:p>0.0918635170603675</text:p>
          </table:table-cell>
        </table:table-row>
        <table:table-row table:style-name="ro1">
          <table:table-cell office:value-type="float" office:value="0.089238845144357" calcext:value-type="float">
            <text:p>0.089238845144357</text:p>
          </table:table-cell>
        </table:table-row>
        <table:table-row table:style-name="ro1">
          <table:table-cell office:value-type="float" office:value="0.0857392825896763" calcext:value-type="float">
            <text:p>0.0857392825896763</text:p>
          </table:table-cell>
        </table:table-row>
        <table:table-row table:style-name="ro1">
          <table:table-cell office:value-type="float" office:value="0.0822397200349956" calcext:value-type="float">
            <text:p>0.0822397200349956</text:p>
          </table:table-cell>
        </table:table-row>
        <table:table-row table:style-name="ro1">
          <table:table-cell office:value-type="float" office:value="0.078740157480315" calcext:value-type="float">
            <text:p>0.078740157480315</text:p>
          </table:table-cell>
        </table:table-row>
        <table:table-row table:style-name="ro1">
          <table:table-cell office:value-type="float" office:value="0.0752405949256343" calcext:value-type="float">
            <text:p>0.0752405949256343</text:p>
          </table:table-cell>
        </table:table-row>
        <table:table-row table:style-name="ro1">
          <table:table-cell office:value-type="float" office:value="0.0708661417322835" calcext:value-type="float">
            <text:p>0.0708661417322835</text:p>
          </table:table-cell>
        </table:table-row>
        <table:table-row table:style-name="ro1">
          <table:table-cell office:value-type="float" office:value="0.0673665791776028" calcext:value-type="float">
            <text:p>0.0673665791776028</text:p>
          </table:table-cell>
        </table:table-row>
        <table:table-row table:style-name="ro1">
          <table:table-cell office:value-type="float" office:value="0.0647419072615923" calcext:value-type="float">
            <text:p>0.0647419072615923</text:p>
          </table:table-cell>
        </table:table-row>
        <table:table-row table:style-name="ro1">
          <table:table-cell office:value-type="float" office:value="0.0612423447069116" calcext:value-type="float">
            <text:p>0.0612423447069116</text:p>
          </table:table-cell>
        </table:table-row>
        <table:table-row table:style-name="ro1">
          <table:table-cell office:value-type="float" office:value="0.0594925634295713" calcext:value-type="float">
            <text:p>0.0594925634295713</text:p>
          </table:table-cell>
        </table:table-row>
        <table:table-row table:style-name="ro1">
          <table:table-cell office:value-type="float" office:value="0.0568678915135608" calcext:value-type="float">
            <text:p>0.0568678915135608</text:p>
          </table:table-cell>
        </table:table-row>
        <table:table-row table:style-name="ro1">
          <table:table-cell office:value-type="float" office:value="0.0542432195975503" calcext:value-type="float">
            <text:p>0.0542432195975503</text:p>
          </table:table-cell>
        </table:table-row>
        <table:table-row table:style-name="ro1">
          <table:table-cell office:value-type="float" office:value="0.0516185476815398" calcext:value-type="float">
            <text:p>0.0516185476815398</text:p>
          </table:table-cell>
        </table:table-row>
        <table:table-row table:style-name="ro1">
          <table:table-cell office:value-type="float" office:value="0.0498687664041995" calcext:value-type="float">
            <text:p>0.0498687664041995</text:p>
          </table:table-cell>
        </table:table-row>
        <table:table-row table:style-name="ro1">
          <table:table-cell office:value-type="float" office:value="0.047244094488189" calcext:value-type="float">
            <text:p>0.047244094488189</text:p>
          </table:table-cell>
        </table:table-row>
        <table:table-row table:style-name="ro1">
          <table:table-cell office:value-type="float" office:value="0.0454943132108486" calcext:value-type="float">
            <text:p>0.0454943132108486</text:p>
          </table:table-cell>
        </table:table-row>
        <table:table-row table:style-name="ro1">
          <table:table-cell office:value-type="float" office:value="0.0437445319335083" calcext:value-type="float">
            <text:p>0.0437445319335083</text:p>
          </table:table-cell>
        </table:table-row>
        <table:table-row table:style-name="ro1">
          <table:table-cell office:value-type="float" office:value="0.041994750656168" calcext:value-type="float">
            <text:p>0.041994750656168</text:p>
          </table:table-cell>
        </table:table-row>
        <table:table-row table:style-name="ro1">
          <table:table-cell office:value-type="float" office:value="0.0411198600174978" calcext:value-type="float">
            <text:p>0.0411198600174978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7:27.019717694</meta:creation-date>
    <dc:date>2025-06-18T17:47:58.660267893</dc:date>
    <meta:editing-duration>PT32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